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y code" table:style-name="ta1">
        <table:shapes>
          <draw:frame draw:z-index="0" draw:style-name="gr1" draw:text-style-name="P1" svg:width="6.2988in" svg:height="3.5429in" svg:x="6.0437in" svg:y="2.2457in">
            <draw:object draw:notify-on-update-of-ranges="'My code'.C16:'My code'.C22 'My code'.D16:'My code'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otal_ele</text:p>
          </table:table-cell>
          <table:table-cell table:style-name="ce2" table:formula="of:=[.C5]*4^[.C4]" office:value-type="float" office:value="98304" calcext:value-type="float">
            <text:p>98304</text:p>
          </table:table-cell>
          <table:table-cell/>
          <table:table-cell table:style-name="ce1" office:value-type="string" calcext:value-type="string">
            <text:p>ntim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egrees of freedom</text:p>
          </table:table-cell>
          <table:table-cell table:formula="of:=[.C2]*3" office:value-type="float" office:value="294912" calcext:value-type="float">
            <text:p>2949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ulti_levels</text:p>
          </table:table-cell>
          <table:table-cell office:value-type="string" calcext:value-type="string">
            <text:p>n_spli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ele_un</text:p>
          </table:table-cell>
          <table:table-cell table:formula="of:=6*4^0" office:value-type="float" office:value="6" calcext:value-type="float">
            <text:p>6</text:p>
          </table:table-cell>
          <table:table-cell table:formula="of:=6*4^1" office:value-type="float" office:value="24" calcext:value-type="float">
            <text:p>24</text:p>
          </table:table-cell>
          <table:table-cell table:formula="of:=6*4^2" office:value-type="float" office:value="96" calcext:value-type="float">
            <text:p>96</text:p>
          </table:table-cell>
          <table:table-cell table:formula="of:=6*4^3" office:value-type="float" office:value="384" calcext:value-type="float">
            <text:p>384</text:p>
          </table:table-cell>
          <table:table-cell table:formula="of:=6*4^4" office:value-type="float" office:value="1536" calcext:value-type="float">
            <text:p>1536</text:p>
          </table:table-cell>
          <table:table-cell table:formula="of:=6*4^5" office:value-type="float" office:value="6144" calcext:value-type="float">
            <text:p>6144</text:p>
          </table:table-cell>
          <table:table-cell table:formula="of:=6*4^6" office:value-type="float" office:value="24576" calcext:value-type="float">
            <text:p>245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ele_str</text:p>
          </table:table-cell>
          <table:table-cell table:formula="of:=4^[.C4]" office:value-type="float" office:value="16384" calcext:value-type="float">
            <text:p>16384</text:p>
          </table:table-cell>
          <table:table-cell table:formula="of:=4^[.D4]" office:value-type="float" office:value="4096" calcext:value-type="float">
            <text:p>4096</text:p>
          </table:table-cell>
          <table:table-cell table:formula="of:=4^[.E4]" office:value-type="float" office:value="1024" calcext:value-type="float">
            <text:p>1024</text:p>
          </table:table-cell>
          <table:table-cell table:formula="of:=4^[.F4]" office:value-type="float" office:value="256" calcext:value-type="float">
            <text:p>256</text:p>
          </table:table-cell>
          <table:table-cell table:formula="of:=4^[.G4]" office:value-type="float" office:value="64" calcext:value-type="float">
            <text:p>64</text:p>
          </table:table-cell>
          <table:table-cell table:formula="of:=4^[.H4]" office:value-type="float" office:value="16" calcext:value-type="float">
            <text:p>16</text:p>
          </table:table-cell>
          <table:table-cell table:formula="of:=4^[.I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table:formula="of:=54.7/[.F2]" office:value-type="float" office:value="27.35" calcext:value-type="float">
            <text:p>27.35</text:p>
          </table:table-cell>
          <table:table-cell table:formula="of:=52.5/[.F2]" office:value-type="float" office:value="26.25" calcext:value-type="float">
            <text:p>26.25</text:p>
          </table:table-cell>
          <table:table-cell table:formula="of:=53.4/[.F2]" office:value-type="float" office:value="26.7" calcext:value-type="float">
            <text:p>26.7</text:p>
          </table:table-cell>
          <table:table-cell table:formula="of:=55.7/[.F2]" office:value-type="float" office:value="27.85" calcext:value-type="float">
            <text:p>27.85</text:p>
          </table:table-cell>
          <table:table-cell table:formula="of:=64.5/[.F2]" office:value-type="float" office:value="32.25" calcext:value-type="float">
            <text:p>32.25</text:p>
          </table:table-cell>
          <table:table-cell table:formula="of:=101.3/[.F2]" office:value-type="float" office:value="50.65" calcext:value-type="float">
            <text:p>50.65</text:p>
          </table:table-cell>
          <table:table-cell table:formula="of:=185/[.F2]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 per node</text:p>
          </table:table-cell>
          <table:table-cell table:formula="of:=[.C7]*2/[.$L$2]" office:value-type="float" office:value="0.000185479058159722" calcext:value-type="float">
            <text:p>0.00018547905816</text:p>
          </table:table-cell>
          <table:table-cell table:formula="of:=[.D7]*2/[.$L$2]" office:value-type="float" office:value="0.000178019205729167" calcext:value-type="float">
            <text:p>0.000178019205729</text:p>
          </table:table-cell>
          <table:table-cell table:formula="of:=[.E7]*2/[.$L$2]" office:value-type="float" office:value="0.000181070963541667" calcext:value-type="float">
            <text:p>0.000181070963542</text:p>
          </table:table-cell>
          <table:table-cell table:formula="of:=[.F7]*2/[.$L$2]" office:value-type="float" office:value="0.000188869900173611" calcext:value-type="float">
            <text:p>0.000188869900174</text:p>
          </table:table-cell>
          <table:table-cell table:formula="of:=[.G7]*2/[.$L$2]" office:value-type="float" office:value="0.000218709309895833" calcext:value-type="float">
            <text:p>0.000218709309896</text:p>
          </table:table-cell>
          <table:table-cell table:formula="of:=[.H7]*2/[.$L$2]" office:value-type="float" office:value="0.000343492296006944" calcext:value-type="float">
            <text:p>0.000343492296007</text:p>
          </table:table-cell>
          <table:table-cell table:formula="of:=[.I7]*2/[.$L$2]" office:value-type="float" office:value="0.000627305772569444" calcext:value-type="float">
            <text:p>0.000627305772569</text:p>
          </table:table-cell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C8]" office:value-type="float" office:value="0.000185479058159722" calcext:value-type="float">
            <text:p>0.000185479058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8]" office:value-type="float" office:value="0.000178019205729167" calcext:value-type="float">
            <text:p>0.0001780192057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E8]" office:value-type="float" office:value="0.000181070963541667" calcext:value-type="float">
            <text:p>0.0001810709635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F8]" office:value-type="float" office:value="0.000188869900173611" calcext:value-type="float">
            <text:p>0.0001888699001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G8]" office:value-type="float" office:value="0.000218709309895833" calcext:value-type="float">
            <text:p>0.0002187093098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H8]" office:value-type="float" office:value="0.000343492296006944" calcext:value-type="float">
            <text:p>0.0003434922960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I8]" office:value-type="float" office:value="0.000627305772569444" calcext:value-type="float">
            <text:p>0.000627305772569</text:p>
          </table:table-cell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ax/min</text:p>
          </table:table-cell>
          <table:table-cell table:formula="of:=[.D22]/[.D16]" office:value-type="float" office:value="3.38208409506399" calcext:value-type="float">
            <text:p>3.38208409506399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Unstr_ele</text:p>
          </table:table-cell>
          <table:table-cell table:formula="of:=[.C2]" office:value-type="float" office:value="98304" calcext:value-type="float">
            <text:p>983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table:formula="of:=2.83/2" office:value-type="float" office:value="1.415" calcext:value-type="float">
            <text:p>1.4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 per node</text:p>
          </table:table-cell>
          <table:table-cell table:formula="of:=[.C35]/[.C34]/3" office:value-type="float" office:value="0.00000479804144965278" calcext:value-type="float">
            <text:p>4.79804144965278E-06</text:p>
          </table:table-cell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8"/>
          <table:table-cell table:formula="of:=330*4^[.J43]"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98000/330" office:value-type="float" office:value="296.969696969697" calcext:value-type="float">
            <text:p>296.969696969697</text:p>
          </table:table-cell>
          <table:table-cell/>
          <table:table-cell table:formula="of:=330*4^[.J44]" office:value-type="float" office:value="5280" calcext:value-type="float">
            <text:p>528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LOG10([.G44])/LOG10(4)" office:value-type="float" office:value="4.10708595726574" calcext:value-type="float">
            <text:p>4.10708595726574</text:p>
          </table:table-cell>
          <table:table-cell/>
          <table:table-cell table:formula="of:=330*4^[.J45]" office:value-type="float" office:value="21120" calcext:value-type="float">
            <text:p>211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330*4^4" office:value-type="float" office:value="84480" calcext:value-type="float">
            <text:p>84480</text:p>
          </table:table-cell>
          <table:table-cell/>
          <table:table-cell table:formula="of:=330*4^[.J46]" office:value-type="float" office:value="84480" calcext:value-type="float">
            <text:p>8448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330*4^[.J47]" office:value-type="float" office:value="337920" calcext:value-type="float">
            <text:p>3379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330*4^[.J48]" office:value-type="float" office:value="1351680" calcext:value-type="float">
            <text:p>135168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table table:name="My cod ewith circle" table:style-name="ta1">
        <table:shapes>
          <draw:frame draw:z-index="0" draw:style-name="gr1" draw:text-style-name="P1" svg:width="6.2941in" svg:height="3.5449in" svg:x="8.7209in" svg:y="1.4118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total_ele</text:p>
          </table:table-cell>
          <table:table-cell table:style-name="ce2" table:formula="of:=360448" office:value-type="float" office:value="360448" calcext:value-type="float">
            <text:p>360448</text:p>
          </table:table-cell>
          <table:table-cell/>
          <table:table-cell table:style-name="ce1" office:value-type="string" calcext:value-type="string">
            <text:p>ntim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degrees of freedom</text:p>
          </table:table-cell>
          <table:table-cell table:formula="of:=[.C1]*4" office:value-type="float" office:value="1441792" calcext:value-type="float">
            <text:p>144179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otele_un</text:p>
          </table:table-cell>
          <table:table-cell office:value-type="string" calcext:value-type="string">
            <text:p>totele_str</text:p>
          </table:table-cell>
          <table:table-cell office:value-type="string" calcext:value-type="string">
            <text:p>n_spl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ime per node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4^[.C5]" office:value-type="float" office:value="4096" calcext:value-type="float">
            <text:p>4096</text:p>
          </table:table-cell>
          <table:table-cell office:value-type="float" office:value="6" calcext:value-type="float">
            <text:p>6</text:p>
          </table:table-cell>
          <table:table-cell table:formula="of:=180/[.$F$1]" office:value-type="float" office:value="90" calcext:value-type="float">
            <text:p>90</text:p>
          </table:table-cell>
          <table:table-cell table:formula="of:=[.D5]/[.$L$2]" office:value-type="float" office:value="0.0000624223188920455" calcext:value-type="float">
            <text:p>6.24223188920455E-05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formula="of:=183/[.$F$1]" office:value-type="float" office:value="91.5" calcext:value-type="float">
            <text:p>91.5</text:p>
          </table:table-cell>
          <table:table-cell table:formula="of:=[.D6]/[.$L$2]" office:value-type="float" office:value="0.0000634626908735795" calcext:value-type="float">
            <text:p>6.34626908735795E-05</text:p>
          </table:table-cell>
          <table:table-cell table:number-columns-repeated="7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192/[.$F$1]" office:value-type="float" office:value="96" calcext:value-type="float">
            <text:p>96</text:p>
          </table:table-cell>
          <table:table-cell table:formula="of:=[.D7]/[.$L$2]" office:value-type="float" office:value="0.0000665838068181818" calcext:value-type="float">
            <text:p>6.65838068181818E-05</text:p>
          </table:table-cell>
          <table:table-cell table:number-columns-repeated="7"/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243/[.$F$1]" office:value-type="float" office:value="121.5" calcext:value-type="float">
            <text:p>121.5</text:p>
          </table:table-cell>
          <table:table-cell table:formula="of:=[.D8]/[.$L$2]" office:value-type="float" office:value="0.0000842701305042614" calcext:value-type="float">
            <text:p>8.42701305042614E-05</text:p>
          </table:table-cell>
          <table:table-cell table:number-columns-repeated="7"/>
        </table:table-row>
        <table:table-row table:style-name="ro1">
          <table:table-cell table:formula="of:=[.A8]*4" office:value-type="float" office:value="22528" calcext:value-type="float">
            <text:p>225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393/[.$F$1]" office:value-type="float" office:value="196.5" calcext:value-type="float">
            <text:p>196.5</text:p>
          </table:table-cell>
          <table:table-cell table:formula="of:=[.D9]/[.$L$2]" office:value-type="float" office:value="0.000136288729580966" calcext:value-type="float">
            <text:p>0.000136288729581</text:p>
          </table:table-cell>
          <table:table-cell table:number-columns-repeated="7"/>
        </table:table-row>
        <table:table-row table:style-name="ro1">
          <table:table-cell table:formula="of:=[.A9]*4" office:value-type="float" office:value="90112" calcext:value-type="float">
            <text:p>901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65/[.$F$1]" office:value-type="float" office:value="332.5" calcext:value-type="float">
            <text:p>332.5</text:p>
          </table:table-cell>
          <table:table-cell table:formula="of:=[.D10]/[.$L$2]" office:value-type="float" office:value="0.000230615789240057" calcext:value-type="float">
            <text:p>0.00023061578924</text:p>
          </table:table-cell>
          <table:table-cell table:number-columns-repeated="7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max/min</text:p>
          </table:table-cell>
          <table:table-cell table:formula="of:=[.D10]/[.D5]" office:value-type="float" office:value="3.69444444444444" calcext:value-type="float">
            <text:p>3.69444444444444</text:p>
          </table:table-cell>
          <table:table-cell table:number-columns-repeated="6"/>
        </table:table-row>
      </table:table>
      <table:table table:name="Pablo's mesh" table:style-name="ta1">
        <table:shapes>
          <draw:frame draw:z-index="0" draw:style-name="gr1" draw:text-style-name="P1" svg:width="6.2941in" svg:height="3.5453in" svg:x="6.7909in" svg:y="0.3551in">
            <draw:object draw:notify-on-update-of-ranges="'Pablo''s mesh'.C7:'Pablo''s mesh'.C13 'Pablo''s mesh'.E7:'Pablo''s mesh'.E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total_ele</text:p>
          </table:table-cell>
          <table:table-cell table:style-name="ce2" table:formula="of:=4^9" office:value-type="float" office:value="262144" calcext:value-type="float">
            <text:p>26214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 table:number-columns-spanned="6" table:number-rows-spanned="1">
            <text:p>running with option 2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totele_un</text:p>
          </table:table-cell>
          <table:table-cell office:value-type="string" calcext:value-type="string">
            <text:p>totele_str</text:p>
          </table:table-cell>
          <table:table-cell office:value-type="string" calcext:value-type="string">
            <text:p>n_spl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ime per node</text:p>
          </table:table-cell>
          <table:table-cell office:value-type="string" calcext:value-type="string">
            <text:p>normaliz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4^[.C5]" office:value-type="float" office:value="262144" calcext:value-type="float">
            <text:p>262144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.25</text:p>
          </table:table-cell>
          <table:table-cell table:formula="of:=[.D5]/[.$C$1]" office:value-type="float" office:value="0.00000476837158203125" calcext:value-type="float">
            <text:p>4.76837158203125E-06</text:p>
          </table:table-cell>
          <table:table-cell table:number-columns-repeated="6"/>
        </table:table-row>
        <table:table-row table:style-name="ro1">
          <table:table-cell table:style-name="ce6" table:number-columns-repeated="5"/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3" calcext:value-type="float">
            <text:p>0.063</text:p>
          </table:table-cell>
          <table:table-cell table:formula="of:=[.D7]/([.A7]*[.B7])" office:value-type="float" office:value="0.000154411764705882" calcext:value-type="float">
            <text:p>0.000154411764706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4^[.C8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.54" calcext:value-type="float">
            <text:p>2.54</text:p>
          </table:table-cell>
          <table:table-cell table:formula="of:=[.D8]/([.A8]*[.B8])" office:value-type="float" office:value="0.00155637254901961" calcext:value-type="float">
            <text:p>0.00155637254902</text:p>
          </table:table-cell>
          <table:table-cell table:formula="of:=1/([.E8]/[.$E$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4^[.C9]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.12" calcext:value-type="float">
            <text:p>4.12</text:p>
          </table:table-cell>
          <table:table-cell table:formula="of:=[.D9]/([.A9]*[.B9])" office:value-type="float" office:value="0.000631127450980392" calcext:value-type="float">
            <text:p>0.00063112745098</text:p>
          </table:table-cell>
          <table:table-cell table:formula="of:=1/([.E9]/[.$E$8])" office:value-type="float" office:value="2.46601941747573" calcext:value-type="float">
            <text:p>2.46601941747573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4^[.C10]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7.04" calcext:value-type="float">
            <text:p>7.04</text:p>
          </table:table-cell>
          <table:table-cell table:formula="of:=[.D10]/([.A10]*[.B10])" office:value-type="float" office:value="0.000269607843137255" calcext:value-type="float">
            <text:p>0.000269607843137</text:p>
          </table:table-cell>
          <table:table-cell table:formula="of:=1/([.E10]/[.$E$8])" office:value-type="float" office:value="5.77272727272727" calcext:value-type="float">
            <text:p>5.77272727272727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4^[.C11]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14.7" calcext:value-type="float">
            <text:p>14.7</text:p>
          </table:table-cell>
          <table:table-cell table:formula="of:=[.D11]/([.A11]*[.B11])" office:value-type="float" office:value="0.000140739889705882" calcext:value-type="float">
            <text:p>0.000140739889706</text:p>
          </table:table-cell>
          <table:table-cell table:formula="of:=1/([.E11]/[.$E$8])" office:value-type="float" office:value="11.0585034013605" calcext:value-type="float">
            <text:p>11.0585034013605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4^[.C12]" office:value-type="float" office:value="4096" calcext:value-type="float">
            <text:p>4096</text:p>
          </table:table-cell>
          <table:table-cell office:value-type="float" office:value="6" calcext:value-type="float">
            <text:p>6</text:p>
          </table:table-cell>
          <table:table-cell office:value-type="float" office:value="40.6" calcext:value-type="float">
            <text:p>40.6</text:p>
          </table:table-cell>
          <table:table-cell table:formula="of:=[.D12]/([.A12]*[.B12])" office:value-type="float" office:value="0.0000971775428921569" calcext:value-type="float">
            <text:p>9.71775428921569E-05</text:p>
          </table:table-cell>
          <table:table-cell table:formula="of:=1/([.E12]/[.$E$8])" office:value-type="float" office:value="16.015763546798" calcext:value-type="float">
            <text:p>16.015763546798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4^[.C13]" office:value-type="float" office:value="16384" calcext:value-type="float">
            <text:p>16384</text:p>
          </table:table-cell>
          <table:table-cell office:value-type="float" office:value="7" calcext:value-type="float">
            <text:p>7</text:p>
          </table:table-cell>
          <table:table-cell office:value-type="float" office:value="35.42" calcext:value-type="float">
            <text:p>35.42</text:p>
          </table:table-cell>
          <table:table-cell table:formula="of:=[.D13]/([.A13]*[.B13])" office:value-type="float" office:value="0.0000211947571997549" calcext:value-type="float">
            <text:p>2.11947571997549E-05</text:p>
          </table:table-cell>
          <table:table-cell table:formula="of:=1/([.E13]/[.$E$8])" office:value-type="float" office:value="73.4319593450028" calcext:value-type="float">
            <text:p>73.431959345002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 style:data-style-name="N2" text:time-value="11:40:48.797182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13:56:25.356599796</meta:creation-date>
    <dc:date>2022-09-23T11:41:59.436303479</dc:date>
    <meta:editing-duration>PT7H27M25S</meta:editing-duration>
    <meta:editing-cycles>42</meta:editing-cycles>
    <meta:generator>LibreOffice/6.4.7.2$Linux_X86_64 LibreOffice_project/40$Build-2</meta:generator>
    <meta:document-statistic meta:table-count="3" meta:cell-count="18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93cm" svg:y="0.316cm" chart:style-name="ch2">
          <text:p>Semi-Structured performance</text:p>
        </chart:title>
        <chart:subtitle svg:x="5.985cm" svg:y="1.275cm" chart:style-name="ch3">
          <text:p>total elements = 98304</text:p>
        </chart:subtitle>
        <chart:plot-area chart:style-name="ch4" table:cell-range-address="'My code'.C16:'My code'.D22" svg:x="1.331cm" svg:y="2.138cm" svg:width="14.349cm" svg:height="5.701cm">
          <chartooo:coordinate-region svg:x="2.614cm" svg:y="2.337cm" svg:width="12.972cm" svg:height="4.855cm"/>
          <chart:axis chart:dimension="x" chart:name="primary-x" chart:style-name="ch5">
            <chart:title svg:x="7.072cm" svg:y="8.019cm" chart:style-name="ch6">
              <text:p>Number of Splitting</text:p>
            </chart:title>
          </chart:axis>
          <chart:axis chart:dimension="y" chart:name="primary-y" chart:style-name="ch5">
            <chart:title svg:x="0.451cm" svg:y="5.402cm" chart:style-name="ch7">
              <text:p>Time</text:p>
            </chart:title>
            <chart:grid chart:style-name="ch8" chart:class="major"/>
          </chart:axis>
          <chart:series chart:style-name="ch9" chart:values-cell-range-address="'My code'.D16:'My code'.D22" chart:class="chart:scatter">
            <chart:domain table:cell-range-address="'My code'.C16:'My code'.C22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'My code'.C16:'My code'.C22</svg:desc>
                </draw:g>
              </table:table-cell>
              <table:table-cell office:value-type="float" office:value="0.000185479058159722">
                <text:p>0.000185479058159722</text:p>
                <draw:g>
                  <svg:desc>'My code'.D16:'My code'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178019205729167">
                <text:p>0.000178019205729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0181070963541667">
                <text:p>0.000181070963541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188869900173611">
                <text:p>0.000188869900173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00218709309895833">
                <text:p>0.000218709309895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000343492296006944">
                <text:p>0.000343492296006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00627305772569444">
                <text:p>0.000627305772569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scatter" chart:style-name="ch1">
        <chart:legend chart:legend-position="end" svg:x="13.136cm" svg:y="4.204cm" style:legend-expansion="high" chart:style-name="ch2"/>
        <chart:plot-area chart:style-name="ch3" table:cell-range-address="'Pablo''s mesh'.C7:'Pablo''s mesh'.C13 'Pablo''s mesh'.E7:'Pablo''s mesh'.E13" svg:x="0.319cm" svg:y="0.18cm" svg:width="12.498cm" svg:height="8.646cm">
          <chartooo:coordinate-region svg:x="1.602cm" svg:y="0.379cm" svg:width="11.12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blo''s mesh'.E7:'Pablo''s mesh'.E13" chart:class="chart:scatter">
            <chart:domain table:cell-range-address="'Pablo''s mesh'.C7:'Pablo''s mesh'.C13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ablo''s mesh'.C7:'Pablo''s mesh'.C13</svg:desc>
                </draw:g>
              </table:table-cell>
              <table:table-cell office:value-type="float" office:value="0.000154411764705882">
                <text:p>0.000154411764705882</text:p>
                <draw:g>
                  <svg:desc>'Pablo''s mesh'.E7:'Pablo''s mesh'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155637254901961">
                <text:p>0.00155637254901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631127450980392">
                <text:p>0.000631127450980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269607843137255">
                <text:p>0.000269607843137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140739889705882">
                <text:p>0.000140739889705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971775428921569">
                <text:p>0.0000971775428921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211947571997549">
                <text:p>0.00002119475719975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5cm" xlink:href="." xlink:type="simple" chart:class="chart:scatter" chart:style-name="ch1">
        <chart:legend chart:legend-position="end" svg:x="12.818cm" svg:y="4.203cm" style:legend-expansion="high" chart:style-name="ch2"/>
        <chart:plot-area chart:style-name="ch3" chart:data-source-has-labels="both" svg:x="0.319cm" svg:y="0.18cm" svg:width="12.18cm" svg:height="8.645cm">
          <chartooo:coordinate-region svg:x="1.126cm" svg:y="0.379cm" svg:width="11.279cm" svg:height="7.799cm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pablo_circ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32.5">
                <text:p>33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